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Mongolian Baiti" svg:font-family="'Mongolian Baiti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4pt" style:text-underline-style="none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Mongolian Baiti" fo:font-size="18pt" style:text-underline-style="solid" style:text-underline-width="auto" style:text-underline-color="font-color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Mongolian Baiti" fo:font-size="14pt" style:font-size-asian="14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Mongolian Baiti"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Mongolian Baiti"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Mongolian Baiti" fo:font-size="14pt" style:text-underline-style="none" style:font-size-asian="14pt" style:font-size-complex="14pt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Mongolian Baiti" fo:font-size="14pt" style:text-underline-style="none" style:font-size-asian="14pt" style:font-size-complex="14pt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Mongolian Baiti" fo:font-size="14pt" style:text-underline-style="none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s charges du site « Veille technologique MySQL »</text:p>
      <text:p text:style-name="P2"/>
      <text:p text:style-name="P2"/>
      <text:p text:style-name="P3">WEIGEL Alexis, LEVEQUE Nicolas</text:p>
      <text:p text:style-name="P3"/>
      <text:p text:style-name="P3"/>
      <text:p text:style-name="P5">Présentation du projet :</text:p>
      <text:p text:style-name="P3"/>
      <text:list xml:id="list2340084701601280648" text:style-name="L1">
        <text:list-item>
          <text:p text:style-name="P4">Le site va permettre de présenter ce qu'est MySQL, les licences du système d'exploitation, le workbench, un lien d'installation et toutes ses versions ainsi que les plates-formes compatibles.</text:p>
          <text:p text:style-name="P4"/>
        </text:list-item>
        <text:list-item>
          <text:p text:style-name="P4">Le site doit contenir une barre de menu qui contiendra des liens « accueil », « apprendre MySQL », « Tout savoir sur MySQL », « Contactez-nous ». Il doit aussi contenir un sommaire qui amène le lecteur sur la partie dont il est intéressé tels que :</text:p>
        </text:list-item>
        <text:list-item>
          <text:p text:style-name="P4">L'histoire de MySQL</text:p>
        </text:list-item>
        <text:list-item>
          <text:p text:style-name="P4">Les licences</text:p>
        </text:list-item>
        <text:list-item>
          <text:p text:style-name="P4">MySQL workbench</text:p>
        </text:list-item>
        <text:list-item>
          <text:p text:style-name="P4">Installer MySQL</text:p>
        </text:list-item>
        <text:list-item>
          <text:p text:style-name="P4">Versions et plates-formes.</text:p>
        </text:list-item>
      </text:list>
      <text:p text:style-name="P3"><text:tab/></text:p>
      <text:p text:style-name="P3"><text:tab/>Quand on clique dans la barre de menu la page doit rester la même, aucune <text:tab/>page ne doit être ouverte en cliquant sur quelque chose.</text:p>
      <text:p text:style-name="P3"/>
      <text:p text:style-name="P5">Les principales vocations :</text:p>
      <text:list xml:id="list533731103850632996" text:style-name="L2">
        <text:list-item>
          <text:list>
            <text:list-header>
              <text:p text:style-name="P7"><text:span text:style-name="T1"/></text:p>
            </text:list-header>
            <text:list-item>
              <text:p text:style-name="P7">Le but premier de ce site est d'informer les clients, lecteurs à propos du système de gestion de bases de données relationnelles MySQL.</text:p>
              <text:p text:style-name="P7"/>
            </text:list-item>
          </text:list>
        </text:list-item>
      </text:list>
      <text:list xml:id="list3899851034938843721" text:style-name="L3">
        <text:list-item>
          <text:list>
            <text:list-item>
              <text:p text:style-name="P8">Ce site pourra rediriger les personnes sur le site MySQL via un lien de téléchargement à la fin du contenu.</text:p>
              <text:p text:style-name="P8"/>
            </text:list-item>
            <text:list-item>
              <text:p text:style-name="P8">Faire apprendre les bases du SQL par l'affichage de quelques lignes de code.</text:p>
            </text:list-item>
          </text:list>
        </text:list-item>
      </text:list>
      <text:p text:style-name="P6"/>
      <text:p text:style-name="P5">Les cibles du projet :</text:p>
      <text:p text:style-name="P5"/>
      <text:p text:style-name="P6"><text:tab/>Les personnes visées par la création de ce site sont des personnes s'intéressant <text:tab/>aux bases de données, aux langage SQL, à tous ceux qui aiment le software et <text:tab/>qui souhaitent découvrir ou en apprendre un peu plus à propos de la base de donnée et le langage SQL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Mongolian Baiti" svg:font-family="'Mongolian Baiti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s LEVEQUE</meta:initial-creator>
    <meta:creation-date>2018-11-30T10:18:04.58</meta:creation-date>
    <dc:date>2018-11-30T11:27:43.61</dc:date>
    <dc:creator>Nicolas LEVEQUE</dc:creator>
    <meta:editing-duration>PT14M27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1" meta:paragraph-count="18" meta:word-count="254" meta:character-count="1409"/>
  </office:meta>
</office:document-meta>
</file>